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color="#000000" loext:opacity="100%" fo:font-size="16pt" fo:font-weight="bold" fo:background-color="#ffffff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1.4772in" fo:margin-right="0in" fo:text-indent="0in" style:auto-text-indent="false"/>
      <style:text-properties fo:color="#000000" loext:opacity="100%" fo:font-size="16pt" fo:font-weight="bold" fo:background-color="#ffffff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color="#000000" loext:opacity="100%" fo:font-size="16pt" fo:font-weight="bold" officeooo:paragraph-rsid="000ea141" fo:background-color="#ffffff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color="#000000" loext:opacity="100%" fo:font-size="16pt" fo:font-weight="bold" officeooo:paragraph-rsid="000ebb54" fo:background-color="#ffffff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color="#000000" loext:opacity="100%" fo:font-size="16pt" fo:font-weight="bold" officeooo:paragraph-rsid="000f54ac" fo:background-color="#ffffff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fo:font-size="16pt" fo:font-weight="bold" officeooo:paragraph-rsid="000ffac2" fo:background-color="#ffffff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fo:font-size="16pt" fo:font-weight="bold" fo:background-color="#ffffff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fo:font-size="16pt" fo:font-weight="bold" officeooo:paragraph-rsid="000ebb54" fo:background-color="#ffffff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color="#000000" loext:opacity="100%" fo:font-size="16pt" fo:font-weight="bold" officeooo:paragraph-rsid="000ffac2" fo:background-color="#ffffff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fo:font-size="16pt" style:text-underline-style="solid" style:text-underline-width="auto" style:text-underline-color="font-color" fo:font-weight="bold" officeooo:paragraph-rsid="000f54ac" fo:background-color="#ffffff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fo:font-size="26pt" fo:font-weight="bold" officeooo:paragraph-rsid="000f54ac" fo:background-color="#ffffff" style:font-size-asian="26pt" style:font-weight-asian="bold" style:font-size-complex="26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fo:font-size="22pt" fo:font-weight="bold" officeooo:paragraph-rsid="000f54ac" fo:background-color="#ffffff" style:font-size-asian="22pt" style:font-weight-asian="bold" style:font-size-complex="22pt" style:font-weight-complex="bold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fo:font-size="22pt" style:text-underline-style="solid" style:text-underline-width="auto" style:text-underline-color="font-color" fo:font-weight="bold" officeooo:paragraph-rsid="000ea141" fo:background-color="#ffffff" style:font-size-asian="22pt" style:font-weight-asian="bold" style:font-size-complex="22pt" style:font-weight-complex="bold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fo:font-size="20pt" style:text-underline-style="solid" style:text-underline-width="auto" style:text-underline-color="font-color" fo:font-weight="bold" officeooo:paragraph-rsid="000ebb54" fo:background-color="#ffffff" style:font-size-asian="20pt" style:font-weight-asian="bold" style:font-size-complex="20pt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  <style:text-properties officeooo:paragraph-rsid="000ffac2"/>
    </style:style>
    <style:style style:name="T1" style:family="text">
      <style:text-properties officeooo:rsid="000ebb54"/>
    </style:style>
    <style:style style:name="T2" style:family="text">
      <style:text-properties fo:color="#000000" loext:opacity="100%" fo:font-size="16pt" fo:font-weight="bold" fo:background-color="#ffffff" loext:char-shading-value="0" style:font-size-asian="16pt" style:font-weight-asian="bold" style:font-size-complex="16pt" style:font-weight-complex="bold"/>
    </style:style>
    <style:style style:name="T3" style:family="text">
      <style:text-properties fo:color="#000000" loext:opacity="100%" fo:font-size="16pt" fo:font-weight="bold" officeooo:rsid="000ebb54" fo:background-color="#ffffff" loext:char-shading-value="0" style:font-size-asian="16pt" style:font-weight-asian="bold" style:font-size-complex="16pt" style:font-weight-complex="bold"/>
    </style:style>
    <style:style style:name="T4" style:family="text">
      <style:text-properties fo:color="#000000" loext:opacity="100%" fo:font-size="16pt" fo:font-weight="bold" officeooo:rsid="000ffac2" fo:background-color="#ffffff" loext:char-shading-value="0" style:font-size-asian="16pt" style:font-weight-asian="bold" style:font-size-complex="16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officeooo:rsid="000f54ac"/>
    </style:style>
    <style:style style:name="T7" style:family="text">
      <style:text-properties officeooo:rsid="000ffac2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0" style:family="text">
      <style:text-properties fo:font-size="20pt" style:text-underline-style="solid" style:text-underline-width="auto" style:text-underline-color="font-color" officeooo:rsid="000ffac2" style:font-size-asian="20pt" style:font-size-complex="20pt"/>
    </style:style>
    <style:style style:name="T11" style:family="text">
      <style:text-properties officeooo:rsid="001267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 Chesterton Academy Summer Program </text:p>
      <text:p text:style-name="P12">Application Form</text:p>
      <text:p text:style-name="P10"><text:span text:style-name="T5">Name</text:span> </text:p>
      <text:p text:style-name="P5">First name:<text:span text:style-name="T6">____________________________________________________</text:span></text:p>
      <text:p text:style-name="P3"/>
      <text:p text:style-name="P3">Last name:<text:span text:style-name="T6">____________________________________________________</text:span></text:p>
      <text:p text:style-name="P3"/>
      <text:p text:style-name="P13"><text:span text:style-name="T7">Position</text:span> Preference</text:p>
      <text:p text:style-name="P6">Mark each with a number 1 to 4 <text:s text:c="2"/><text:span text:style-name="T11">(</text:span>1: most favorite . . . 4: least favorite<text:span text:style-name="T11">)</text:span> </text:p>
      <text:p text:style-name="P7">NOTE: You can rate multiple <text:span text:style-name="T7">Positions</text:span> with the same number <text:s/></text:p>
      <text:p text:style-name="P7"><text:s text:c="16"/>(eg Engineering and Technician could both be marked with, say, 1 implying these <text:span text:style-name="T1">two</text:span> <text:span text:style-name="T7">Position</text:span>s are your favorite!)</text:p>
      <text:p text:style-name="P1"><text:s text:c="15"/></text:p>
      <text:p text:style-name="P8"><text:span text:style-name="T10">Position</text:span> </text:p>
      <text:p text:style-name="P9"><text:span text:style-name="T7">CEO:_____<text:tab/><text:tab/></text:span>Engineering:<text:span text:style-name="T7">_____<text:tab/><text:tab/></text:span>Drafting:<text:span text:style-name="T7">_____<text:tab/><text:tab/><text:tab/></text:span></text:p>
      <text:p text:style-name="P9">Technician:<text:span text:style-name="T7">_____<text:tab/><text:tab/></text:span>Computer:<text:span text:style-name="T7">_____<text:tab/></text:span><text:span text:style-name="T1">Media Arts:</text:span><text:span text:style-name="T7">_____</text:span></text:p>
      <text:p text:style-name="P4"/>
      <text:p text:style-name="P14">Application Preference</text:p>
      <text:p text:style-name="P7">For each “Application”, rate your "interest in learning how to use it". </text:p>
      <text:p text:style-name="P2"><text:span text:style-name="T1">1. <text:s/></text:span>You definitely want to learn this program</text:p>
      <text:p text:style-name="P2"><text:span text:style-name="T1">2. <text:s/></text:span>Interested</text:p>
      <text:p text:style-name="P2"><text:span text:style-name="T1">3. <text:s/></text:span>No preference</text:p>
      <text:p text:style-name="P2"><text:span text:style-name="T1">4. <text:s/></text:span>Not really</text:p>
      <text:p text:style-name="P2"><text:span text:style-name="T1">5. <text:s/></text:span>Not interested at all</text:p>
      <text:p text:style-name="P1"/>
      <text:p text:style-name="P8"><text:span text:style-name="T9">Application</text:span><text:span text:style-name="T1"> <text:s/></text:span></text:p>
      <text:p text:style-name="P1">Digital: (Engineering Design) <text:span text:style-name="T7">_____</text:span></text:p>
      <text:p text:style-name="P1"><text:span text:style-name="T1">Fritzing</text:span>: (Electronic Schematic) <text:span text:style-name="T7">_____</text:span></text:p>
      <text:p text:style-name="P1"><text:span text:style-name="T1">Visual Studio Code (VS Code): (</text:span>Computer: Programming/ Web-Development/Arduino) <text:span text:style-name="T7">_____</text:span></text:p>
      <text:p text:style-name="P1">Inkscape: (Vector Images):<text:span text:style-name="T1"> </text:span><text:span text:style-name="T7">_____</text:span></text:p>
      <text:p text:style-name="P9">GIMP: (Scalar-pixel Images) <text:span text:style-name="T7">_____</text:span></text:p>
      <text:p text:style-name="P15"><text:span text:style-name="T2">KdenLive/</text:span><text:span text:style-name="T3">DaVinci Resolve</text:span><text:span text:style-name="T2">: (Video</text:span><text:span text:style-name="T3">graphy</text:span><text:span text:style-name="T2">) </text:span><text:span text:style-name="T4">_____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3T04:40:18.193000000</meta:creation-date>
    <dc:date>2025-03-03T05:19:50.264000000</dc:date>
    <meta:editing-duration>PT39M29S</meta:editing-duration>
    <meta:editing-cycles>7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27" meta:word-count="132" meta:character-count="1075" meta:non-whitespace-character-count="916"/>
  </office:meta>
</office:document-meta>
</file>